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Zilla Slab" svg:font-family="'Zilla Slab'" style:font-adornments="Normal" style:font-pitch="variable"/>
    <style:font-face style:name="Liberation Serif" svg:font-family="'Liberation Serif'"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133185b"/>
    </style:style>
    <style:style style:name="P3" style:family="paragraph" style:parent-style-name="Text_20_body">
      <style:text-properties officeooo:rsid="0135e868" officeooo:paragraph-rsid="01352be8"/>
    </style:style>
    <style:style style:name="P4" style:family="paragraph" style:parent-style-name="Text_20_body">
      <style:text-properties fo:font-style="italic" officeooo:rsid="0061ff74" officeooo:paragraph-rsid="0061ff74" style:font-style-asian="italic" style:font-style-complex="italic"/>
    </style:style>
    <style:style style:name="P5" style:family="paragraph" style:parent-style-name="Text_20_body">
      <style:text-properties fo:font-style="italic" officeooo:rsid="00de506f" officeooo:paragraph-rsid="0261c15d" style:font-style-asian="italic" style:font-style-complex="italic"/>
    </style:style>
    <style:style style:name="P6" style:family="paragraph" style:parent-style-name="Text_20_body">
      <style:text-properties fo:font-style="italic" officeooo:rsid="0291e719" officeooo:paragraph-rsid="0291e719" style:font-style-asian="italic" style:font-style-complex="italic"/>
    </style:style>
    <style:style style:name="P7" style:family="paragraph" style:parent-style-name="Text_20_body">
      <style:text-properties officeooo:paragraph-rsid="01c180bf"/>
    </style:style>
    <style:style style:name="P8" style:family="paragraph" style:parent-style-name="Text_20_body">
      <style:text-properties officeooo:rsid="01004000" officeooo:paragraph-rsid="0297c600"/>
    </style:style>
    <style:style style:name="P9" style:family="paragraph" style:parent-style-name="Text_20_body">
      <style:text-properties officeooo:paragraph-rsid="00f39080"/>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text-properties officeooo:rsid="0234c585" officeooo:paragraph-rsid="0234c585"/>
    </style:style>
    <style:style style:name="P12" style:family="paragraph" style:parent-style-name="Text_20_body">
      <style:text-properties officeooo:rsid="023a835c" officeooo:paragraph-rsid="023a835c"/>
    </style:style>
    <style:style style:name="P13" style:family="paragraph" style:parent-style-name="Text_20_body">
      <style:text-properties officeooo:rsid="0247eb53" officeooo:paragraph-rsid="0247eb53"/>
    </style:style>
    <style:style style:name="P14" style:family="paragraph" style:parent-style-name="Text_20_body">
      <style:text-properties fo:font-style="normal" officeooo:rsid="019259db" officeooo:paragraph-rsid="0261c15d" style:font-style-asian="normal" style:font-style-complex="normal"/>
    </style:style>
    <style:style style:name="P15" style:family="paragraph" style:parent-style-name="Text_20_body">
      <style:text-properties officeooo:rsid="01b3c5a2" officeooo:paragraph-rsid="01b3c5a2"/>
    </style:style>
    <style:style style:name="P16" style:family="paragraph" style:parent-style-name="Text_20_body">
      <style:text-properties officeooo:rsid="00e9f276" officeooo:paragraph-rsid="022a90e6"/>
    </style:style>
    <style:style style:name="P17" style:family="paragraph" style:parent-style-name="Text_20_body">
      <style:text-properties officeooo:rsid="029abad3" officeooo:paragraph-rsid="02a34542"/>
    </style:style>
    <style:style style:name="P18" style:family="paragraph" style:parent-style-name="Text_20_body">
      <style:text-properties officeooo:paragraph-rsid="02e745d6"/>
    </style:style>
    <style:style style:name="P19" style:family="paragraph" style:parent-style-name="Title">
      <style:text-properties officeooo:rsid="0074e3cb" officeooo:paragraph-rsid="0074e3cb"/>
    </style:style>
    <style:style style:name="P20" style:family="paragraph" style:parent-style-name="Question">
      <style:text-properties officeooo:paragraph-rsid="01a0091b"/>
    </style:style>
    <style:style style:name="P21" style:family="paragraph" style:parent-style-name="Question">
      <style:text-properties officeooo:paragraph-rsid="02547dd7"/>
    </style:style>
    <style:style style:name="P22" style:family="paragraph" style:parent-style-name="Question">
      <style:text-properties officeooo:paragraph-rsid="027cdeb7"/>
    </style:style>
    <style:style style:name="P23" style:family="paragraph" style:parent-style-name="Question">
      <style:text-properties officeooo:rsid="02842975" officeooo:paragraph-rsid="02855928"/>
    </style:style>
    <style:style style:name="P24" style:family="paragraph" style:parent-style-name="Question">
      <style:text-properties officeooo:rsid="01a2a3ad" officeooo:paragraph-rsid="02cc5360"/>
    </style:style>
    <style:style style:name="P25" style:family="paragraph" style:parent-style-name="Text_20_body" style:list-style-name="L1"/>
    <style:style style:name="P26" style:family="paragraph" style:parent-style-name="Text_20_body" style:list-style-name="L1">
      <style:text-properties officeooo:paragraph-rsid="0297c600"/>
    </style:style>
    <style:style style:name="P27" style:family="paragraph" style:parent-style-name="Text_20_body" style:list-style-name="L2">
      <style:text-properties officeooo:paragraph-rsid="02b437e3"/>
    </style:style>
    <style:style style:name="P28" style:family="paragraph" style:parent-style-name="Text_20_body" style:list-style-name="L2">
      <style:text-properties officeooo:paragraph-rsid="02a4667c"/>
    </style:style>
    <style:style style:name="P29" style:family="paragraph" style:parent-style-name="Text_20_body">
      <style:text-properties officeooo:rsid="030b97c5" officeooo:paragraph-rsid="030b97c5"/>
    </style:style>
    <style:style style:name="P30" style:family="paragraph" style:parent-style-name="Text_20_body" style:list-style-name="L3">
      <style:text-properties officeooo:paragraph-rsid="030b97c5"/>
    </style:style>
    <style:style style:name="P31" style:family="paragraph" style:parent-style-name="Text_20_body">
      <style:text-properties officeooo:paragraph-rsid="031074b9"/>
    </style:style>
    <style:style style:name="P32" style:family="paragraph" style:parent-style-name="Text_20_body" style:list-style-name="L3">
      <style:text-properties officeooo:rsid="031074b9" officeooo:paragraph-rsid="0310eaa9"/>
    </style:style>
    <style:style style:name="P33" style:family="paragraph" style:parent-style-name="Text_20_body">
      <style:text-properties officeooo:rsid="031b141d" officeooo:paragraph-rsid="031b141d"/>
    </style:style>
    <style:style style:name="P34" style:family="paragraph" style:parent-style-name="Text_20_body">
      <style:text-properties officeooo:rsid="031df52e" officeooo:paragraph-rsid="0329263d"/>
    </style:style>
    <style:style style:name="P35" style:family="paragraph" style:parent-style-name="Heading_20_1">
      <style:text-properties officeooo:rsid="007e27ee" officeooo:paragraph-rsid="007e27ee"/>
    </style:style>
    <style:style style:name="P36" style:family="paragraph" style:parent-style-name="Heading_20_1">
      <style:text-properties officeooo:rsid="00c3300a"/>
    </style:style>
    <style:style style:name="P37" style:family="paragraph" style:parent-style-name="Heading_20_2">
      <style:text-properties officeooo:paragraph-rsid="0243572a"/>
    </style:style>
    <style:style style:name="P38" style:family="paragraph" style:parent-style-name="Heading_20_2">
      <style:text-properties officeooo:rsid="01316297" officeooo:paragraph-rsid="01316297"/>
    </style:style>
    <style:style style:name="P39" style:family="paragraph" style:parent-style-name="Heading_20_2">
      <style:text-properties officeooo:paragraph-rsid="0301fce9"/>
    </style:style>
    <style:style style:name="P40" style:family="paragraph" style:parent-style-name="Question">
      <style:text-properties officeooo:paragraph-rsid="0301fce9"/>
    </style:style>
    <style:style style:name="P41" style:family="paragraph" style:parent-style-name="Question">
      <style:text-properties officeooo:paragraph-rsid="0303accb"/>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4e3cb"/>
    </style:style>
    <style:style style:name="T2" style:family="text">
      <style:text-properties fo:font-weight="normal" officeooo:rsid="0074e3cb" style:font-weight-asian="normal" style:font-weight-complex="normal"/>
    </style:style>
    <style:style style:name="T3" style:family="text">
      <style:text-properties fo:font-weight="normal" officeooo:rsid="007c30df" style:font-weight-asian="normal" style:font-weight-complex="normal"/>
    </style:style>
    <style:style style:name="T4" style:family="text">
      <style:text-properties fo:font-weight="normal" officeooo:rsid="02a4667c" style:font-weight-asian="normal" style:font-weight-complex="normal"/>
    </style:style>
    <style:style style:name="T5" style:family="text">
      <style:text-properties fo:font-weight="normal" officeooo:rsid="029abad3"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74e3cb" style:font-weight-asian="bold" style:font-weight-complex="bold"/>
    </style:style>
    <style:style style:name="T8" style:family="text">
      <style:text-properties fo:font-weight="bold" officeooo:rsid="0133185b" style:font-weight-asian="bold" style:font-weight-complex="bold"/>
    </style:style>
    <style:style style:name="T9" style:family="text">
      <style:text-properties fo:font-weight="bold" officeooo:rsid="00b7416e" style:font-weight-asian="bold" style:font-weight-complex="bold"/>
    </style:style>
    <style:style style:name="T10" style:family="text">
      <style:text-properties fo:font-weight="bold" officeooo:rsid="009ebbc7" style:font-weight-asian="bold" style:font-weight-complex="bold"/>
    </style:style>
    <style:style style:name="T11" style:family="text">
      <style:text-properties fo:font-weight="bold" officeooo:rsid="00a213d9" style:font-weight-asian="bold" style:font-weight-complex="bold"/>
    </style:style>
    <style:style style:name="T12" style:family="text">
      <style:text-properties fo:font-weight="bold" officeooo:rsid="01349079" style:font-weight-asian="bold" style:font-weight-complex="bold"/>
    </style:style>
    <style:style style:name="T13" style:family="text">
      <style:text-properties fo:font-weight="bold" officeooo:rsid="01392885" style:font-weight-asian="bold" style:font-weight-complex="bold"/>
    </style:style>
    <style:style style:name="T14" style:family="text">
      <style:text-properties fo:font-weight="bold" officeooo:rsid="02103458" style:font-weight-asian="bold" style:font-weight-complex="bold"/>
    </style:style>
    <style:style style:name="T15" style:family="text">
      <style:text-properties fo:font-weight="bold" officeooo:rsid="024c2e24" style:font-weight-asian="bold" style:font-weight-complex="bold"/>
    </style:style>
    <style:style style:name="T16" style:family="text">
      <style:text-properties officeooo:rsid="00607d3b"/>
    </style:style>
    <style:style style:name="T17" style:family="text">
      <style:text-properties officeooo:rsid="008201f8"/>
    </style:style>
    <style:style style:name="T18" style:family="text">
      <style:text-properties officeooo:rsid="008d572c"/>
    </style:style>
    <style:style style:name="T19" style:family="text">
      <style:text-properties officeooo:rsid="00946cda"/>
    </style:style>
    <style:style style:name="T20" style:family="text">
      <style:text-properties officeooo:rsid="00b7416e"/>
    </style:style>
    <style:style style:name="T21" style:family="text">
      <style:text-properties officeooo:rsid="00c8a0dd"/>
    </style:style>
    <style:style style:name="T22" style:family="text">
      <style:text-properties officeooo:rsid="00cd899b"/>
    </style:style>
    <style:style style:name="T23" style:family="text">
      <style:text-properties officeooo:rsid="00d33752"/>
    </style:style>
    <style:style style:name="T24" style:family="text">
      <style:text-properties officeooo:rsid="00dea773"/>
    </style:style>
    <style:style style:name="T25" style:family="text">
      <style:text-properties officeooo:rsid="00debaf4"/>
    </style:style>
    <style:style style:name="T26" style:family="text">
      <style:text-properties fo:font-variant="normal" fo:text-transform="none" style:text-position="super 58%" fo:font-style="normal" style:text-underline-style="none" fo:font-weight="normal"/>
    </style:style>
    <style:style style:name="T27" style:family="text">
      <style:text-properties fo:font-variant="normal" fo:text-transform="none" style:text-position="super 58%" fo:font-style="normal" style:text-underline-style="none" fo:font-weight="normal" officeooo:rsid="00de506f" style:font-style-asian="normal" style:font-style-complex="normal"/>
    </style:style>
    <style:style style:name="T28" style:family="text">
      <style:text-properties fo:font-variant="normal" fo:text-transform="none" style:text-position="super 58%" fo:font-style="normal" style:text-underline-style="none" fo:font-weight="normal" officeooo:rsid="030eb39e"/>
    </style:style>
    <style:style style:name="T29" style:family="text">
      <style:text-properties fo:font-variant="normal" fo:text-transform="none" style:text-position="super 58%" fo:font-style="italic" style:text-underline-style="none" fo:font-weight="normal"/>
    </style:style>
    <style:style style:name="T30" style:family="text">
      <style:text-properties fo:font-variant="normal" fo:text-transform="none" style:text-position="super 58%" fo:font-style="italic" style:text-underline-style="none" fo:font-weight="normal" officeooo:rsid="013c0580" style:font-style-asian="italic" style:font-style-complex="italic"/>
    </style:style>
    <style:style style:name="T31" style:family="text">
      <style:text-properties fo:font-style="normal" officeooo:rsid="013c0580" style:font-style-asian="normal" style:font-style-complex="normal"/>
    </style:style>
    <style:style style:name="T32" style:family="text">
      <style:text-properties fo:font-style="normal" officeooo:rsid="00d956d9" style:font-style-asian="normal" style:font-style-complex="normal"/>
    </style:style>
    <style:style style:name="T33" style:family="text">
      <style:text-properties fo:font-style="normal" officeooo:rsid="019259db" style:font-style-asian="normal" style:font-style-complex="normal"/>
    </style:style>
    <style:style style:name="T34" style:family="text">
      <style:text-properties fo:font-style="normal" officeooo:rsid="019b957f" style:font-style-asian="normal" style:font-style-complex="normal"/>
    </style:style>
    <style:style style:name="T35" style:family="text">
      <style:text-properties fo:font-style="normal" officeooo:rsid="01a3d71d" style:font-style-asian="normal" style:font-style-complex="normal"/>
    </style:style>
    <style:style style:name="T36" style:family="text">
      <style:text-properties fo:font-style="normal" officeooo:rsid="02e745d6" style:font-style-asian="normal" style:font-style-complex="normal"/>
    </style:style>
    <style:style style:name="T37" style:family="text">
      <style:text-properties fo:font-style="normal" fo:font-weight="bold" officeooo:rsid="00d956d9" style:font-style-asian="normal" style:font-weight-asian="bold" style:font-style-complex="normal" style:font-weight-complex="bold"/>
    </style:style>
    <style:style style:name="T38" style:family="text">
      <style:text-properties fo:font-style="normal" fo:font-weight="bold" officeooo:rsid="0166dedf" style:font-style-asian="normal" style:font-weight-asian="bold" style:font-style-complex="normal" style:font-weight-complex="bold"/>
    </style:style>
    <style:style style:name="T39" style:family="text">
      <style:text-properties fo:font-style="normal" fo:font-weight="normal" officeooo:rsid="00d956d9" style:font-style-asian="normal" style:font-weight-asian="normal" style:font-style-complex="normal" style:font-weight-complex="normal"/>
    </style:style>
    <style:style style:name="T40" style:family="text">
      <style:text-properties fo:font-style="normal" fo:font-weight="normal" officeooo:rsid="01687e03" style:font-style-asian="normal" style:font-weight-asian="normal" style:font-style-complex="normal" style:font-weight-complex="normal"/>
    </style:style>
    <style:style style:name="T41" style:family="text">
      <style:text-properties fo:font-style="normal" fo:font-weight="normal" officeooo:rsid="01928ff3" style:font-style-asian="normal" style:font-weight-asian="normal" style:font-style-complex="normal" style:font-weight-complex="normal"/>
    </style:style>
    <style:style style:name="T42" style:family="text">
      <style:text-properties officeooo:rsid="00eb6343"/>
    </style:style>
    <style:style style:name="T43" style:family="text">
      <style:text-properties officeooo:rsid="00ed4cf6"/>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font-style="italic" officeooo:rsid="00ed4cf6" style:font-style-asian="italic" style:font-style-complex="italic"/>
    </style:style>
    <style:style style:name="T47" style:family="text">
      <style:text-properties fo:font-style="italic" officeooo:rsid="013af139" style:font-style-asian="italic" style:font-style-complex="italic"/>
    </style:style>
    <style:style style:name="T48" style:family="text">
      <style:text-properties fo:font-style="italic" officeooo:rsid="013c0580" style:font-style-asian="italic" style:font-style-complex="italic"/>
    </style:style>
    <style:style style:name="T49" style:family="text">
      <style:text-properties fo:font-style="italic" officeooo:rsid="0142aaf3" style:font-style-asian="italic" style:font-style-complex="italic"/>
    </style:style>
    <style:style style:name="T50" style:family="text">
      <style:text-properties fo:font-style="italic" officeooo:rsid="0144f04d" style:font-style-asian="italic" style:font-style-complex="italic"/>
    </style:style>
    <style:style style:name="T51" style:family="text">
      <style:text-properties fo:font-style="italic" officeooo:rsid="01717e30" style:font-style-asian="italic" style:font-style-complex="italic"/>
    </style:style>
    <style:style style:name="T52" style:family="text">
      <style:text-properties fo:font-style="italic" officeooo:rsid="017698b9" style:font-style-asian="italic" style:font-style-complex="italic"/>
    </style:style>
    <style:style style:name="T53" style:family="text">
      <style:text-properties fo:font-style="italic" officeooo:rsid="00de506f" style:font-style-asian="italic" style:font-style-complex="italic"/>
    </style:style>
    <style:style style:name="T54" style:family="text">
      <style:text-properties fo:font-style="italic" officeooo:rsid="014e09ff" style:font-style-asian="italic" style:font-style-complex="italic"/>
    </style:style>
    <style:style style:name="T55" style:family="text">
      <style:text-properties fo:font-style="italic" officeooo:rsid="01520190" style:font-style-asian="italic" style:font-style-complex="italic"/>
    </style:style>
    <style:style style:name="T56" style:family="text">
      <style:text-properties fo:font-style="italic" officeooo:rsid="0229a5b3" style:font-style-asian="italic" style:font-style-complex="italic"/>
    </style:style>
    <style:style style:name="T57" style:family="text">
      <style:text-properties fo:font-style="italic" officeooo:rsid="02494d79" style:font-style-asian="italic" style:font-style-complex="italic"/>
    </style:style>
    <style:style style:name="T58" style:family="text">
      <style:text-properties fo:font-style="italic" officeooo:rsid="02842975" style:font-style-asian="italic" style:font-style-complex="italic"/>
    </style:style>
    <style:style style:name="T59" style:family="text">
      <style:text-properties fo:font-style="italic" officeooo:rsid="02103458" style:font-style-asian="italic" style:font-style-complex="italic"/>
    </style:style>
    <style:style style:name="T60" style:family="text">
      <style:text-properties fo:font-style="italic" officeooo:rsid="02c3bc12" style:font-style-asian="italic" style:font-style-complex="italic"/>
    </style:style>
    <style:style style:name="T61" style:family="text">
      <style:text-properties fo:font-style="italic" fo:background-color="#dee6ef" loext:char-shading-value="0" style:font-style-asian="italic" style:font-style-complex="italic"/>
    </style:style>
    <style:style style:name="T62" style:family="text">
      <style:text-properties fo:font-style="italic" fo:background-color="#fff5ce" loext:char-shading-value="0" style:font-style-asian="italic" style:font-style-complex="italic"/>
    </style:style>
    <style:style style:name="T63" style:family="text">
      <style:text-properties officeooo:rsid="00f39080"/>
    </style:style>
    <style:style style:name="T64" style:family="text">
      <style:text-properties officeooo:rsid="00fd0f1b"/>
    </style:style>
    <style:style style:name="T65" style:family="text">
      <style:text-properties officeooo:rsid="00fe83aa"/>
    </style:style>
    <style:style style:name="T66" style:family="text">
      <style:text-properties officeooo:rsid="0100bfa4"/>
    </style:style>
    <style:style style:name="T67" style:family="text">
      <style:text-properties officeooo:rsid="0106466f"/>
    </style:style>
    <style:style style:name="T68" style:family="text">
      <style:text-properties officeooo:rsid="010ba99c"/>
    </style:style>
    <style:style style:name="T69" style:family="text">
      <style:text-properties officeooo:rsid="010c8b5c"/>
    </style:style>
    <style:style style:name="T70" style:family="text">
      <style:text-properties officeooo:rsid="010ec6fe"/>
    </style:style>
    <style:style style:name="T71" style:family="text">
      <style:text-properties officeooo:rsid="011d8d55"/>
    </style:style>
    <style:style style:name="T72" style:family="text">
      <style:text-properties officeooo:rsid="0120151e"/>
    </style:style>
    <style:style style:name="T73" style:family="text">
      <style:text-properties officeooo:rsid="01235bd1"/>
    </style:style>
    <style:style style:name="T74" style:family="text">
      <style:text-properties officeooo:rsid="01247bba"/>
    </style:style>
    <style:style style:name="T75" style:family="text">
      <style:text-properties officeooo:rsid="0125eefb"/>
    </style:style>
    <style:style style:name="T76" style:family="text">
      <style:text-properties officeooo:rsid="0126687d"/>
    </style:style>
    <style:style style:name="T77" style:family="text">
      <style:text-properties officeooo:rsid="0133185b"/>
    </style:style>
    <style:style style:name="T78" style:family="text">
      <style:text-properties officeooo:rsid="01349079"/>
    </style:style>
    <style:style style:name="T79" style:family="text">
      <style:text-properties officeooo:rsid="0154ac3f"/>
    </style:style>
    <style:style style:name="T80" style:family="text">
      <style:text-properties officeooo:rsid="015eca41"/>
    </style:style>
    <style:style style:name="T81" style:family="text">
      <style:text-properties officeooo:rsid="016b0488"/>
    </style:style>
    <style:style style:name="T82" style:family="text">
      <style:text-properties officeooo:rsid="017c1596"/>
    </style:style>
    <style:style style:name="T83" style:family="text">
      <style:text-properties officeooo:rsid="0188b0ed"/>
    </style:style>
    <style:style style:name="T84" style:family="text">
      <style:text-properties officeooo:rsid="019dec16"/>
    </style:style>
    <style:style style:name="T85" style:family="text">
      <style:text-properties officeooo:rsid="019df7ef"/>
    </style:style>
    <style:style style:name="T86" style:family="text">
      <style:text-properties style:text-position="super 58%" officeooo:rsid="00d33752"/>
    </style:style>
    <style:style style:name="T87" style:family="text">
      <style:text-properties style:text-position="super 58%" officeooo:rsid="01bad636"/>
    </style:style>
    <style:style style:name="T88" style:family="text">
      <style:text-properties officeooo:rsid="01a3d71d"/>
    </style:style>
    <style:style style:name="T89" style:family="text">
      <style:text-properties officeooo:rsid="01a68775"/>
    </style:style>
    <style:style style:name="T90" style:family="text">
      <style:text-properties officeooo:rsid="01a9fa58"/>
    </style:style>
    <style:style style:name="T91" style:family="text">
      <style:text-properties officeooo:rsid="01b57d8c"/>
    </style:style>
    <style:style style:name="T92" style:family="text">
      <style:text-properties officeooo:rsid="01b8deb4"/>
    </style:style>
    <style:style style:name="T93" style:family="text">
      <style:text-properties officeooo:rsid="01bad636"/>
    </style:style>
    <style:style style:name="T94" style:family="text">
      <style:text-properties officeooo:rsid="01c2e1cb"/>
    </style:style>
    <style:style style:name="T95" style:family="text">
      <style:text-properties officeooo:rsid="01d009b9"/>
    </style:style>
    <style:style style:name="T96" style:family="text">
      <style:text-properties officeooo:rsid="01d1d703"/>
    </style:style>
    <style:style style:name="T97" style:family="text">
      <style:text-properties officeooo:rsid="0207fcea"/>
    </style:style>
    <style:style style:name="T98" style:family="text">
      <style:text-properties officeooo:rsid="02103458"/>
    </style:style>
    <style:style style:name="T99" style:family="text">
      <style:text-properties officeooo:rsid="0229a5b3"/>
    </style:style>
    <style:style style:name="T100" style:family="text">
      <style:text-properties officeooo:rsid="0236b2e4"/>
    </style:style>
    <style:style style:name="T101" style:family="text">
      <style:text-properties officeooo:rsid="0238ee98"/>
    </style:style>
    <style:style style:name="T102" style:family="text">
      <style:text-properties officeooo:rsid="024a0793"/>
    </style:style>
    <style:style style:name="T103" style:family="text">
      <style:text-properties style:text-position="sub 58%"/>
    </style:style>
    <style:style style:name="T104" style:family="text">
      <style:text-properties style:text-position="sub 58%" officeooo:rsid="01d1d703"/>
    </style:style>
    <style:style style:name="T105" style:family="text">
      <style:text-properties style:text-position="sub 58%" officeooo:rsid="02855928"/>
    </style:style>
    <style:style style:name="T106" style:family="text">
      <style:text-properties officeooo:rsid="027731a9"/>
    </style:style>
    <style:style style:name="T107" style:family="text">
      <style:text-properties officeooo:rsid="0278f816"/>
    </style:style>
    <style:style style:name="T108" style:family="text">
      <style:text-properties officeooo:rsid="02842975"/>
    </style:style>
    <style:style style:name="T109" style:family="text">
      <style:text-properties officeooo:rsid="02855928"/>
    </style:style>
    <style:style style:name="T110" style:family="text">
      <style:text-properties officeooo:rsid="02932e26"/>
    </style:style>
    <style:style style:name="T111" style:family="text">
      <style:text-properties officeooo:rsid="01004000"/>
    </style:style>
    <style:style style:name="T112" style:family="text">
      <style:text-properties officeooo:rsid="029abad3"/>
    </style:style>
    <style:style style:name="T113" style:family="text">
      <style:text-properties officeooo:rsid="02a34542"/>
    </style:style>
    <style:style style:name="T114" style:family="text">
      <style:text-properties officeooo:rsid="02a4667c"/>
    </style:style>
    <style:style style:name="T115" style:family="text">
      <style:text-properties officeooo:rsid="02cd89fa"/>
    </style:style>
    <style:style style:name="T116" style:family="text">
      <style:text-properties officeooo:rsid="02ce008e"/>
    </style:style>
    <style:style style:name="T117" style:family="text">
      <style:text-properties officeooo:rsid="02f1ec7f"/>
    </style:style>
    <style:style style:name="T118" style:family="text">
      <style:text-properties officeooo:rsid="02f7df6c"/>
    </style:style>
    <style:style style:name="T119" style:family="text">
      <style:text-properties officeooo:rsid="02fe7323"/>
    </style:style>
    <style:style style:name="T120" style:family="text">
      <style:text-properties officeooo:rsid="030a132a"/>
    </style:style>
    <style:style style:name="T121" style:family="text">
      <style:text-properties officeooo:rsid="030b97c5"/>
    </style:style>
    <style:style style:name="T122" style:family="text">
      <style:text-properties officeooo:rsid="030eb39e"/>
    </style:style>
    <style:style style:name="T123" style:family="text">
      <style:text-properties officeooo:rsid="031074b9"/>
    </style:style>
    <style:style style:name="T124" style:family="text">
      <style:text-properties officeooo:rsid="0310eaa9"/>
    </style:style>
    <style:style style:name="T125" style:family="text">
      <style:text-properties officeooo:rsid="03161ce0"/>
    </style:style>
    <style:style style:name="T126" style:family="text">
      <style:text-properties officeooo:rsid="03179488"/>
    </style:style>
    <style:style style:name="T127" style:family="text">
      <style:text-properties officeooo:rsid="031b5189"/>
    </style:style>
    <style:style style:name="T128" style:family="text">
      <style:text-properties officeooo:rsid="031cb998"/>
    </style:style>
    <style:style style:name="T129" style:family="text">
      <style:text-properties officeooo:rsid="0325e817"/>
    </style:style>
    <style:style style:name="T130" style:family="text">
      <style:text-properties officeooo:rsid="032746ca"/>
    </style:style>
    <style:style style:name="T131" style:family="text">
      <style:text-properties officeooo:rsid="0329263d"/>
    </style:style>
    <style:style style:name="T132" style:family="text">
      <style:text-properties officeooo:rsid="03317e33"/>
    </style:style>
    <style:style style:name="T133" style:family="text">
      <style:text-properties officeooo:rsid="0335d12d"/>
    </style:style>
    <style:style style:name="T1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xx" style:country-asian="none" style:font-style-asian="normal" style:font-weight-asian="normal" style:font-name-complex="Bitstream Vera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xx" style:country-asian="none" style:font-style-asian="normal" style:font-weight-asian="normal" style:font-name-complex="Bitstream Vera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xploration de données temporelles</text:p>
      <text:p text:style-name="P4"/>
      <text:p text:style-name="P7"><text:span text:style-name="T47">Cette séance de 2×1h30 </text:span><text:span text:style-name="T48">a pour objectifs de vous entraîner à une activité rarement enseignée : explorer un jeu de données</text:span><text:reference-mark-start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30">1</text:span><text:reference-mark-end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48">, </text:span><text:span text:style-name="T60">en particulier temporelles.</text:span><text:span text:style-name="T48"> <text:s/>Cette activité se situe </text:span><text:span text:style-name="T31">en amont</text:span><text:span text:style-name="T48"> de</text:span><text:span text:style-name="T49">s traitement</text:span><text:span text:style-name="T56">s</text:span><text:span text:style-name="T49"> algorithmiques </text:span><text:span text:style-name="T48">(régression, prévision, identification de modèle…) qui eux sont l’objet de divers cours </text:span><text:span text:style-name="T50">(statistiques, machine learning…)</text:span><text:span text:style-name="T48">. </text:span><text:span text:style-name="T51">L’objectif est de vous donner plus d’aisance </text:span><text:span text:style-name="T52">pour démarrer </text:span><text:span text:style-name="T51">vos prochains travaux sur des données (étude industrielle, stage…).</text:span></text:p>
      <text:p text:style-name="P13"><text:span text:style-name="T51">À </text:span><text:span text:style-name="T45">l’issue de cette séance, vous aurez un script permettant de traiter les données qui servent de support à ce cours (questions pratiques en </text:span><text:span text:style-name="T62">orange</text:span><text:span text:style-name="T45">), mais aussi des notes sur quelques concepts importants en science des données (questions théoriques </text:span><text:span text:style-name="T57">et mots</text:span><text:span text:style-name="T45"> en </text:span><text:span text:style-name="T61">bleu</text:span><text:span text:style-name="T45">).</text:span></text:p>
      <text:p text:style-name="P14"/>
      <text:p text:style-name="P5"><text:span text:style-name="T33">Bonne pratique : </text:span><text:span text:style-name="T32">toutes vos manipulations doivent être </text:span><text:span text:style-name="T37">répétable</text:span><text:span text:style-name="T38">s</text:span><text:span text:style-name="T37"> automatiquement</text:span><text:span text:style-name="T39"> </text:span><text:span text:style-name="T40">(e.g. </text:span><text:span text:style-name="T41">après un </text:span><text:span text:style-name="T40">re</text:span><text:span text:style-name="T41">démarrage de </text:span><text:span text:style-name="T40">Matlab)</text:span><text:span text:style-name="T32">. </text:span><text:span text:style-name="T35">Ccl : toutes les opérations doivent </text:span><text:span text:style-name="T88">in fine</text:span><text:span text:style-name="T35"> être dans un script ou une fonction.</text:span></text:p>
      <text:h text:style-name="P35" text:outline-level="1">Chargement <text:span text:style-name="T21">&amp; prétraitements </text:span>des données</text:h>
      <text:p text:style-name="Text_20_body">Fichier : archive météo Rennes 2015</text:p>
      <text:h text:style-name="Heading_20_2" text:outline-level="2"><text:span text:style-name="T102">Reconnaître et charger différents t</text:span>ypes de fich<text:span text:style-name="T99">i</text:span>ers <text:span text:style-name="T22">(CSV, largeur fixe…)</text:span></text:h>
      <text:p text:style-name="Text_20_body"><text:span text:style-name="T115">Les fichiers de données qu’on trouve « dans la nature » sont très divers (cf. Diapo schéma </text:span>« Diversité des formats de fichiers de données »<text:span text:style-name="T116">)</text:span></text:p>
      <text:p text:style-name="P24">Quel est le format du fichier d’archive météo (cf. ISD-Lite 2006 format.pdf) ?</text:p>
      <text:p text:style-name="Text_20_body">Pour <text:span text:style-name="T82">traiter des séries de données, il faut les mettre dans un type de </text:span><text:span text:style-name="Notion_20_importante"><text:span text:style-name="T82">conteneur</text:span></text:span><text:span text:style-name="T82"> adapté. Pour les traitements de données en Matlab c’est </text:span><text:span text:style-name="keyword"><text:span text:style-name="T82">table</text:span></text:span><text:span text:style-name="T82">, et son dérivé </text:span><text:span text:style-name="keyword"><text:span text:style-name="T82">timetable</text:span></text:span><text:span text:style-name="T82">. (cf. <text:s/>Diapos). Ces types sont différents des </text:span>tableau<text:span text:style-name="T118">x</text:span> <text:span text:style-name="T83">classiques de Matlab </text:span>(<text:span text:style-name="T83">matrices).</text:span></text:p>
      <text:p text:style-name="P20">Charger l’archive de météo à Rennes <text:span text:style-name="T23">en 2015 dans une </text:span><text:span text:style-name="keyword"><text:span text:style-name="T23">table</text:span></text:span><text:span text:style-name="T23">. <text:line-break/>Extraire la température (5</text:span><text:span text:style-name="T86">e</text:span><text:span text:style-name="T23"> colonne, à diviser par 10)</text:span></text:p>
      <text:p text:style-name="P18"><text:span text:style-name="T32">Outils Matlab possibles : </text:span><text:span text:style-name="T34">fonction</text:span><text:span text:style-name="T32"> </text:span><text:span text:style-name="keyword"><text:span text:style-name="T32">readtable</text:span></text:span><text:span text:style-name="T36"> ou l’outil graphique « </text:span><text:span text:style-name="T32">Import Tool</text:span><text:reference-mark-start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27">2 </text:span><text:reference-mark-end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32"> ». </text:span><text:span text:style-name="T36">Ce dernier est pratique au premier abord, mais peu automatisable.</text:span><text:span text:style-name="T32"> </text:span><text:span text:style-name="T54">NB : les</text:span><text:span text:style-name="T53"> dates </text:span><text:span text:style-name="T55">sont pour l’instant non traitées.</text:span></text:p>
      <text:h text:style-name="P37" text:outline-level="2">Données manquantes ou aberrantes</text:h>
      <text:p text:style-name="P11">Avant de faire des analyses compliquées, une <text:span text:style-name="T6">exploration préliminaire</text:span> permet de voir à quelles données « on a affaire ».</text:p>
      <text:p text:style-name="Question"><text:span text:style-name="T100">T</text:span>racer la <text:span text:style-name="T84">série de </text:span>température à Rennes <text:span text:style-name="T85">(sur l’année, mais sans se préoccuper de la date).<text:line-break/>C</text:span>alculer la température moyenne <text:span text:style-name="T90">(et min et max</text:span> sur l’année<text:span text:style-name="T101">)</text:span>.</text:p>
      <text:p text:style-name="P12">Vous devriez remarquer quelques problèmes :</text:p>
      <text:p text:style-name="Question">Y a-t-il des données aberrantes et/ou <office:annotation office:name="__Annotation__772_209028629"><dc:creator>Pierre Haessig</dc:creator><dc:date>2018-10-23T10:15:30.615804119</dc:date><loext:sender-initials>PH</loext:sender-initials><text:p text:style-name="P42"><text:span text:style-name="T134">Il manque l’enregistrement de 21 heures : length &lt; 8760</text:span></text:p></office:annotation>manquantes <office:annotation-end office:name="__Annotation__772_209028629"/>? Si oui, <text:span text:style-name="T89">combien et</text:span> que faire ?</text:p>
      <text:p text:style-name="Question_20_théorique"><text:soft-page-break/><text:span text:style-name="T117">Théorie : Comment sont représentées les données manquantes</text:span><text:reference-mark-start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26">3</text:span><text:reference-mark-end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81"> sous Matlab ?</text:span></text:p>
      <text:p text:style-name="Question">Remplacer les valeurs aberrantes <text:span text:style-name="T92">par des valeurs manquantes (on peut utiliser le logical indexing</text:span><text:reference-mark-start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26">4</text:span><text:reference-mark-end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92">) et refaire le tracé et calculer la moyenne avec une fonction </text:span><text:a xlink:type="simple" xlink:href="https://www.qwant.com/?q=matlab%20mean%20with%20missing&amp;t=web" text:style-name="Internet_20_link" text:visited-style-name="Visited_20_Internet_20_Link"><text:span text:style-name="T92">adaptée</text:span></text:a><text:span text:style-name="T92">.</text:span></text:p>
      <text:p text:style-name="P15">Observez : lorsqu’une longue série de données contient quelques v<text:span text:style-name="T91">aleurs manquantes</text:span>, ça ne se voit pas sur un tracé <text:span text:style-name="T93">(ex : faire un zoom autour de la 2200</text:span><text:span text:style-name="T87">e</text:span><text:span text:style-name="T93"> mesure)</text:span> !</text:p>
      <text:p text:style-name="P6">NB : pour l’éventuel rebouchage des trous, voir plus bas <text:span text:style-name="T110">§ </text:span><text:bookmark-ref text:reference-format="text" text:ref-name="__RefHeading___Toc1014_399303732">Rééchantillonnage et agrégation</text:bookmark-ref>.</text:p>
      <text:h text:style-name="Heading_20_2" text:outline-level="2"><text:span text:style-name="T17">Dates : parsing (décodage)</text:span> et représent<text:span text:style-name="T94">a</text:span>tion</text:h>
      <text:p text:style-name="P7"><text:span text:style-name="T74">Chaque fichier texte contient des dates représentées d’une façon particulière : ‘2018-10-22’ ou bien ‘22/10/2018’ (idem pour les heures). Matlab doit décoder («</text:span><text:span text:style-name="Notion_20_importante"><text:span text:style-name="T71"> parser </text:span></text:span><text:span text:style-name="T71">») ces chaînes de caractères pour en extraire le sens et stocker en mémoire l’information dans son format interne </text:span><text:span text:style-name="keyword"><text:span text:style-name="T71">datetime</text:span></text:span><text:reference-mark-start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text:span text:style-name="keyword"><text:span text:style-name="T26">5</text:span></text:span><text:reference-mark-end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 <text:span text:style-name="T72">qui permet de faire des calculs avec (ex : durée entre deux dates). </text:span></text:p>
      <text:p text:style-name="Text_20_body"><text:span text:style-name="T80">Une fois la date décodée, le conteneur </text:span><text:span text:style-name="keyword"><text:span text:style-name="T80">table</text:span></text:span><text:span text:style-name="T80"> peut être converti en </text:span><text:span text:style-name="keyword"><text:span text:style-name="T80">timetable</text:span></text:span><text:reference-mark-start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keyword"><text:span text:style-name="T26">6</text:span></text:span><text:reference-mark-end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T80"> qui facilite le traitement des données horodatées. Vous pouvez en particulier :</text:span></text:p>
      <text:p text:style-name="P22"><text:span text:style-name="T106">Extraire et t</text:span>racer la température à Rennes sur <text:span text:style-name="T24">le mois de juin.<text:line-break/>NB : Il y <text:s/>a 2 méthodes pour l’extraction : la plus générique avec un </text:span><text:span text:style-name="keyword"><text:span text:style-name="T107">timerange</text:span></text:span>, <text:span text:style-name="T107">ou par indexation logique avec la colonne des mois</text:span></text:p>
      <text:h text:style-name="P36" text:outline-level="1">Mise en forme &amp; synchronisation de données</text:h>
      <text:p text:style-name="Text_20_body">Fichiers : log capteur de qualité de l’air salle 404 (et archive météo)</text:p>
      <text:h text:style-name="Heading_20_2" text:outline-level="2"><text:span text:style-name="T18">Empilement/d</text:span>ésempilement</text:h>
      <text:p text:style-name="P21">Charger le fichier log d<text:span text:style-name="T95">es</text:span> capteur<text:span text:style-name="T95">s</text:span> de qualité de l’air <text:span text:style-name="T96">(humidité, CO</text:span><text:span text:style-name="T104">2</text:span><text:span text:style-name="T96">, COV, température intérieure et extérieure) dans un </text:span><text:span text:style-name="keyword"><text:span text:style-name="T96">timetable</text:span></text:span><text:span text:style-name="T96"> (e.g. décoder la date et l’heure qui sont dans des colonnes différentes puis les recombiner</text:span><text:reference-mark-start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26">7</text:span><text:reference-mark-end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96">).</text:span></text:p>
      <text:p text:style-name="Question_20_théorique"><text:span text:style-name="T68">Que peut-on dire de la structure (</text:span><text:span text:style-name="Notion_20_importante"><text:span text:style-name="T68">wide</text:span></text:span><text:span text:style-name="T68"> vs </text:span><text:span text:style-name="Notion_20_importante"><text:span text:style-name="T68">narrow</text:span></text:span><text:reference-mark-start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Notion_20_importante"><text:span text:style-name="T29">8</text:span></text:span><text:reference-mark-end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T68">) de ces données par rapport à l’archive météo ? Quels sont les intérêts de chacun de ces formats ?</text:span></text:p>
      <text:p text:style-name="P41"><text:span text:style-name="T69">Désempiler (unstack) les données pour t</text:span>racer l’<text:span text:style-name="T70">évolution de la</text:span> température intérieur<text:span text:style-name="T69">e.<text:line-break/>2 méthodes possibles : plusieurs indexations logiques (une pour chaque variable) ou </text:span><text:span text:style-name="keyword"><text:span text:style-name="T96">unstack</text:span></text:span></text:p>
      <text:h text:style-name="P39" text:outline-level="2"><text:span text:style-name="T119">Données catégorielles &amp; S</text:span>tatistiques par groupes<office:annotation><dc:creator>Pierre Haessig</dc:creator><dc:date>2019-10-29T13:19:16.890792999</dc:date><loext:sender-initials>PH</loext:sender-initials><text:p text:style-name="P43"><text:span text:style-name="T135">TODO : À faire passer avant empilement ?</text:span></text:p></office:annotation></text:h>
      <text:p text:style-name="P29">Certaines données sont à valeur discrète. Exemples : </text:p>
      <text:list xml:id="list2530509028" text:style-name="L3">
        <text:list-item>
          <text:p text:style-name="P30"><text:span text:style-name="T121">Fichier météo à Rennes : Mois = 1, 2, 3… (entier)</text:span></text:p>
        </text:list-item>
        <text:list-item>
          <text:p text:style-name="P30"><text:span text:style-name="T121">Log capteur : type = ‘carbon dioxide’, … <text:s/>(chaîne de caractères)</text:span></text:p>
        </text:list-item>
        <text:list-item>
          <text:p text:style-name="P32"><text:span text:style-name="T124">Champs</text:span> <text:span text:style-name="keyword">Month</text:span>, <text:span text:style-name="keyword">Day</text:span>, <text:span text:style-name="keyword">Hour</text:span>… <text:s/><text:span text:style-name="T124">d’un tableau </text:span><text:span text:style-name="keyword">datetime</text:span></text:p>
        </text:list-item>
      </text:list>
      <text:p text:style-name="Question"><text:span text:style-name="T120">Quel est l’intérêt de convertir la colonne ‘type’ en variable </text:span><text:span text:style-name="keyword"><text:span text:style-name="T120">categorical</text:span></text:span><text:span text:style-name="T120"> ? (utiliser </text:span><text:span text:style-name="keyword"><text:span text:style-name="T120">whos</text:span></text:span><text:span text:style-name="T120">)</text:span></text:p>
      <text:p text:style-name="P31"><text:span text:style-name="T122">Les données catégorielles peuvent servir de Grouping Variable, par exemple pour faire des statistiques par groupes</text:span><text:reference-mark-start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text:span text:style-name="T28">9</text:span><text:reference-mark-end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 <text:span text:style-name="T123">ou des boxplots.</text:span></text:p>
      <text:p text:style-name="Question"><text:soft-page-break/><text:span text:style-name="T123">Statistique de groupe : </text:span>Calculer la température moyenne/min/max pour chaque <text:span text:style-name="T123">heure</text:span> <text:span text:style-name="T125">en salle 404. Les tracer.</text:span></text:p>
      <text:p text:style-name="P40"><text:span text:style-name="T126">Tracer un </text:span><text:span text:style-name="keyword"><text:span text:style-name="T73">boxplot</text:span></text:span><text:span text:style-name="T25"> des températures mensuelles.</text:span></text:p>
      <text:h text:style-name="Heading_20_2" text:outline-level="2"><text:bookmark-start text:name="__RefHeading___Toc1014_399303732"/>Rééchantillon<text:span text:style-name="T75">n</text:span>age <text:span text:style-name="T19">et agrégation</text:span><text:bookmark-end text:name="__RefHeading___Toc1014_399303732"/></text:h>
      <text:p text:style-name="P16"><text:span text:style-name="T43">Problématique : certaines analyses, comme une régression statistique, nécessitent des données </text:span><text:span text:style-name="T46">synchronisées</text:span><text:span text:style-name="T43">. Un </text:span><text:span text:style-name="keyword"><text:span text:style-name="T43">timetable</text:span></text:span><text:span text:style-name="T43"> peut être </text:span><text:span text:style-name="Notion_20_importante"><text:span text:style-name="T43">rééchantillonné</text:span></text:span><text:span text:style-name="T43"> (avec un pas plus rapide ou plus lent) avec </text:span><text:span text:style-name="keyword"><text:span text:style-name="T43">retime</text:span></text:span><text:span text:style-name="T43">.</text:span></text:p>
      <text:p text:style-name="P8"><text:span text:style-name="T14">Choix de la méthode </text:span><text:span text:style-name="T15">de rééchantillonnage</text:span><text:span text:style-name="T98">. On peut distinguer deux cas :</text:span></text:p>
      <text:list xml:id="list2175853566" text:style-name="L1">
        <text:list-item>
          <text:p text:style-name="P25"><text:span text:style-name="T98">Lorsqu’on veut suréchantillonner (ou rendre périodique des mesures irrégulières), il faut choisir une méthode pour </text:span><text:span text:style-name="T59">créer des valeurs qui n’existent pas</text:span><text:span text:style-name="T98"> : blocage d’ordre zéro, interpolation linéaire, filtrage médian</text:span><text:reference-mark-start text:name="ZOTERO_ITEM CSL_CITATION {&quot;citationID&quot;:&quot;RZkQzlFx&quot;,&quot;properties&quot;:{&quot;formattedCitation&quot;:&quot;\\super 10\\nosupersub{}&quot;,&quot;plainCitation&quot;:&quot;10&quot;,&quot;noteIndex&quot;:0},&quot;citationItems&quot;:[{&quot;id&quot;:463,&quot;uris&quot;:[&quot;http://zotero.org/users/3528372/items/TK848RP2&quot;],&quot;uri&quot;:[&quot;http://zotero.org/users/3528372/items/TK848RP2&quot;],&quot;itemData&quot;:{&quot;id&quot;:463,&quot;type&quot;:&quot;webpage&quot;,&quot;title&quot;:&quot;medfilt1 - 1-D median filtering - Signal Processing Toolbox - MATLAB Documentation&quot;,&quot;abstract&quot;:&quot;1-D median filtering&quot;,&quot;URL&quot;:&quot;https://fr.mathworks.com/help/signal/ref/medfilt1.html&quot;,&quot;accessed&quot;:{&quot;date-parts&quot;:[[&quot;2019&quot;,10,29]]}}}],&quot;schema&quot;:&quot;https://github.com/citation-style-language/schema/raw/master/csl-citation.json&quot;} RNDoF1ZHkrYLi"/><text:span text:style-name="T26">10</text:span><text:reference-mark-end text:name="ZOTERO_ITEM CSL_CITATION {&quot;citationID&quot;:&quot;RZkQzlFx&quot;,&quot;properties&quot;:{&quot;formattedCitation&quot;:&quot;\\super 10\\nosupersub{}&quot;,&quot;plainCitation&quot;:&quot;10&quot;,&quot;noteIndex&quot;:0},&quot;citationItems&quot;:[{&quot;id&quot;:463,&quot;uris&quot;:[&quot;http://zotero.org/users/3528372/items/TK848RP2&quot;],&quot;uri&quot;:[&quot;http://zotero.org/users/3528372/items/TK848RP2&quot;],&quot;itemData&quot;:{&quot;id&quot;:463,&quot;type&quot;:&quot;webpage&quot;,&quot;title&quot;:&quot;medfilt1 - 1-D median filtering - Signal Processing Toolbox - MATLAB Documentation&quot;,&quot;abstract&quot;:&quot;1-D median filtering&quot;,&quot;URL&quot;:&quot;https://fr.mathworks.com/help/signal/ref/medfilt1.html&quot;,&quot;accessed&quot;:{&quot;date-parts&quot;:[[&quot;2019&quot;,10,29]]}}}],&quot;schema&quot;:&quot;https://github.com/citation-style-language/schema/raw/master/csl-citation.json&quot;} RNDoF1ZHkrYLi"/><text:span text:style-name="T98">… ?</text:span></text:p>
        </text:list-item>
        <text:list-item>
          <text:p text:style-name="P26"><text:span text:style-name="T112">lorsqu’on veut sous-échantillonner des données, on procède souvent à un </text:span><text:span text:style-name="Notion_20_importante"><text:span text:style-name="T97">filtrage</text:span></text:span><text:span text:style-name="T97"> ou une </text:span><text:span text:style-name="Notion_20_importante"><text:span text:style-name="T111">agrégation statistique</text:span></text:span><text:span text:style-name="T111">. Il faut alors choisir la méthode d’agrégation (par ex. un moyennage ou une somme).</text:span></text:p>
        </text:list-item>
      </text:list>
      <text:p text:style-name="P17">Par ailleurs, la <text:span text:style-name="T113">méthode de rééchantillonnage est aussi conditionnée par :</text:span></text:p>
      <text:list xml:id="list1632824753" text:style-name="L2">
        <text:list-item>
          <text:p text:style-name="P27"><text:span text:style-name="T112">le </text:span><text:span text:style-name="T5">type</text:span><text:span text:style-name="T112"> de données (variables à valeurs continues </text:span><text:span text:style-name="Emphasis">vs</text:span><text:span text:style-name="T112"> discrètes</text:span><text:reference-mark-start text:name="ZOTERO_ITEM CSL_CITATION {&quot;citationID&quot;:&quot;oNuXfXvi&quot;,&quot;properties&quot;:{&quot;formattedCitation&quot;:&quot;\\super 11\\nosupersub{}&quot;,&quot;plainCitation&quot;:&quot;11&quot;,&quot;noteIndex&quot;:0},&quot;citationItems&quot;:[{&quot;id&quot;:461,&quot;uris&quot;:[&quot;http://zotero.org/users/3528372/items/7UZ4PWUW&quot;],&quot;uri&quot;:[&quot;http://zotero.org/users/3528372/items/7UZ4PWUW&quot;],&quot;itemData&quot;:{&quot;id&quot;:461,&quot;type&quot;:&quot;webpage&quot;,&quot;title&quot;:&quot;Retime and Synchronize Timetable Variables Using Different Methods - MATLAB Documentation&quot;,&quot;abstract&quot;:&quot;This example shows how to fill in gaps in timetable variables, using different methods for different variables. You can specify whether each timetable variable contains continuous or discrete data using the VariableContinuity property of the timetable. When you resample the timetable using the retime function, retime either interpolates, fills in with previous values, or fills in with missing data indicators, depending on the values in the VariableContinuity property. Similarly, the synchronize function interpolates or fills in values based on the VariableContinuity property of the input timetables.&quot;,&quot;URL&quot;:&quot;https://fr.mathworks.com/help/matlab/matlab_prog/retime-and-synchronize-timetables-using-different-methods.html&quot;,&quot;accessed&quot;:{&quot;date-parts&quot;:[[&quot;2019&quot;,10,29]]}}}],&quot;schema&quot;:&quot;https://github.com/citation-style-language/schema/raw/master/csl-citation.json&quot;} RNDfc4e8dxW76"/><text:span text:style-name="T26">11</text:span><text:reference-mark-end text:name="ZOTERO_ITEM CSL_CITATION {&quot;citationID&quot;:&quot;oNuXfXvi&quot;,&quot;properties&quot;:{&quot;formattedCitation&quot;:&quot;\\super 11\\nosupersub{}&quot;,&quot;plainCitation&quot;:&quot;11&quot;,&quot;noteIndex&quot;:0},&quot;citationItems&quot;:[{&quot;id&quot;:461,&quot;uris&quot;:[&quot;http://zotero.org/users/3528372/items/7UZ4PWUW&quot;],&quot;uri&quot;:[&quot;http://zotero.org/users/3528372/items/7UZ4PWUW&quot;],&quot;itemData&quot;:{&quot;id&quot;:461,&quot;type&quot;:&quot;webpage&quot;,&quot;title&quot;:&quot;Retime and Synchronize Timetable Variables Using Different Methods - MATLAB Documentation&quot;,&quot;abstract&quot;:&quot;This example shows how to fill in gaps in timetable variables, using different methods for different variables. You can specify whether each timetable variable contains continuous or discrete data using the VariableContinuity property of the timetable. When you resample the timetable using the retime function, retime either interpolates, fills in with previous values, or fills in with missing data indicators, depending on the values in the VariableContinuity property. Similarly, the synchronize function interpolates or fills in values based on the VariableContinuity property of the input timetables.&quot;,&quot;URL&quot;:&quot;https://fr.mathworks.com/help/matlab/matlab_prog/retime-and-synchronize-timetables-using-different-methods.html&quot;,&quot;accessed&quot;:{&quot;date-parts&quot;:[[&quot;2019&quot;,10,29]]}}}],&quot;schema&quot;:&quot;https://github.com/citation-style-language/schema/raw/master/csl-citation.json&quot;} RNDfc4e8dxW76"/><text:span text:style-name="T112">) </text:span></text:p>
        </text:list-item>
        <text:list-item>
          <text:p text:style-name="P28"><text:span text:style-name="T114">la « </text:span><text:span text:style-name="T4">largeur des trous » </text:span><text:span text:style-name="T114">de données manquantes (1 heure </text:span><text:span text:style-name="Emphasis"><text:span text:style-name="T114">vs</text:span></text:span><text:span text:style-name="T114"> 1 mois manquant)</text:span></text:p>
        </text:list-item>
      </text:list>
      <text:p text:style-name="Question">Quels sont les pas d’échantillon<text:span text:style-name="T75">n</text:span>age des différentes données <text:span text:style-name="T127">de qualité de l’air</text:span> ?<text:span text:style-name="T128"><text:line-break/></text:span>Les échantillon<text:span text:style-name="T76">n</text:span>ages sont-ils réguliers ?</text:p>
      <text:p text:style-name="P33">Le rééchantillon<text:span text:style-name="T133">n</text:span>age <text:s/>peut servir à synchroniser les mesures des différents canaux du capteur de qualité de l’air :</text:p>
      <text:p text:style-name="Question">Tracer un nuage de point de la <text:span text:style-name="T42">c</text:span>oncentration en CO<text:span text:style-name="T103">2</text:span> <text:span text:style-name="T65">vs </text:span>température intérieur<text:span text:style-name="T65">e.</text:span></text:p>
      <text:p text:style-name="P34">Il peut aussi servir à combiner les données de qualité de l’air et l’archive météo (<text:span text:style-name="T129">beaucoup moins de mesures</text:span>). </text:p>
      <text:p text:style-name="Question_20_théorique">Question ouverte : préfère-t-on agréger les données rapide<text:span text:style-name="T132">s</text:span> ou bien interpoler les données lentes ?</text:p>
      <text:p text:style-name="Question">Tracer un nuage de point de la <text:span text:style-name="T66">température extérieure</text:span> <text:span text:style-name="T67">(issue du capteur de la salle 404) vs la </text:span>température <text:span text:style-name="T66">à Rennes de l’archive météo.</text:span></text:p>
      <text:h text:style-name="P35" text:outline-level="1">Recap final</text:h>
      <text:p text:style-name="P10">Fichiers : fiche de présence salle 404 (et log qualité de l’air, archive météo)</text:p>
      <text:p text:style-name="P9"><text:span text:style-name="T63">Charger la fiche de présence. Notez que ces données sont de nature différente que les précédentes (</text:span><text:span text:style-name="Notion_20_importante"><text:span text:style-name="T64">catégorielle</text:span></text:span><text:span text:style-name="T64"> vs </text:span><text:span text:style-name="Notion_20_importante"><text:span text:style-name="T64">quantitative</text:span></text:span><text:span text:style-name="T64">). Quelle conséquence lors d’un suréchantillonnage ?</text:span></text:p>
      <text:p text:style-name="P23">Après resynchronisation des données, faire un nuage de point <text:span text:style-name="T109">(</text:span>ou un box plot<text:span text:style-name="T109">) de la concentration en CO</text:span><text:span text:style-name="T105">2</text:span><text:span text:style-name="T109"> (ou sa variation ?) vs présence dans la salle.</text:span></text:p>
      <text:p text:style-name="Question"><text:span text:style-name="T108">Bonus : </text:span>nuage de point de la <text:span text:style-name="T42">c</text:span>oncentration en CO<text:span text:style-name="T103">2</text:span> <text:span text:style-name="T65">vs </text:span>température intérieur<text:span text:style-name="T65">e</text:span>, <text:span text:style-name="T45">coloré par </text:span><text:span text:style-name="T58">la </text:span><text:span text:style-name="T45">présence </text:span><text:s/><text:span text:style-name="T108">avec <text:s/></text:span><text:span text:style-name="keyword"><text:span text:style-name="T108">scatter</text:span></text:span><text:span text:style-name="T108"> or </text:span><text:span text:style-name="keyword"><text:span text:style-name="T108">gscatter</text:span></text:span></text:p>
      <text:h text:style-name="Bibliography_20_Heading" text:outline-level="1"><text:soft-page-break/>Références</text:h>
      <text:h text:style-name="Heading_20_2" text:outline-level="2">Fich<text:span text:style-name="T79">i</text:span>ers</text:h>
      <text:p text:style-name="Text_20_body"><text:span text:style-name="T13">1) </text:span><text:span text:style-name="T6">Archive </text:span><text:span text:style-name="T8">de la station météo </text:span><text:span text:style-name="T6">Rennes </text:span><text:span text:style-name="T8">St-Jacques pour 2015</text:span>. <text:span text:style-name="T20">Fichier </text:span><text:span text:style-name="keyword">meteo_rennes_2015.txt</text:span></text:p>
      <text:p text:style-name="P2"><text:span text:style-name="T77">Source : NOAA </text:span><text:bookmark text:name="page-title"/>Integrated Surface Database (ISD)<text:span text:style-name="T77"> </text:span><text:a xlink:type="simple" xlink:href="https://www.ncdc.noaa.gov/isd" text:style-name="Internet_20_link" text:visited-style-name="Visited_20_Internet_20_Link"><text:span text:style-name="T77">https://www.ncdc.noaa.gov/isd</text:span></text:a><text:span text:style-name="T77"> </text:span></text:p>
      <text:p text:style-name="Text_20_body"><text:span text:style-name="T13">2) </text:span><text:span text:style-name="T9">L</text:span><text:span text:style-name="T6">og </text:span><text:span text:style-name="T10">du </text:span><text:span text:style-name="T6">capteur </text:span><text:span text:style-name="T11">de qualité de l’air intérieur</text:span> en salle 404. <text:span text:style-name="T20">Fichier </text:span><text:span text:style-name="keyword">log-20150309-171821.csv</text:span></text:p>
      <text:p text:style-name="Text_20_body"><text:span text:style-name="T13">3) </text:span><text:span text:style-name="T12">Fi</text:span><text:span text:style-name="T6">che de présence </text:span><text:span text:style-name="T78">en salle 404. Fichier </text:span><text:span text:style-name="keyword">fiche_presence.csv</text:span></text:p>
      <text:p text:style-name="P3">NB : la salle 404 est la salle de réunion de l’équipe d’Automatique du campus de Rennes.</text:p>
      <text:h text:style-name="P38" text:outline-level="2">Liens</text:h>
      <text:section text:style-name="Sect1" text:name="ZOTERO_BIBL {&quot;uncited&quot;:[],&quot;omitted&quot;:[],&quot;custom&quot;:[]} CSL_BIBLIOGRAPHY RNDAHoA8ytbcq">
        <text:p text:style-name="Bibliography_20_1">1.<text:tab/>Exploratory data analysis. <text:span text:style-name="T44">Wikipedia</text:span> (2018).</text:p>
        <text:p text:style-name="Bibliography_20_1">2.<text:tab/>Import Tool - Import data from file - MATLAB Documentation. https://fr.mathworks.com/help/matlab/ref/importtool-app.html.</text:p>
        <text:p text:style-name="Bibliography_20_1">3.<text:tab/>Missing Data in MATLAB - MATLAB Documentation. https://fr.mathworks.com/help/matlab/data_analysis/missing-data-in-matlab.html.</text:p>
        <text:p text:style-name="Bibliography_20_1">4.<text:tab/>Logical indexing. <text:span text:style-name="T44">Steve on Image Processing</text:span> https://blogs.mathworks.com/steve/2008/01/28/logical-indexing/.</text:p>
        <text:p text:style-name="Bibliography_20_1">5.<text:tab/>datetime - Arrays that represent points in time - MATLAB Documentation. http://fr.mathworks.com/help/matlab/ref/datetime.html.</text:p>
        <text:p text:style-name="Bibliography_20_1">6.<text:tab/>Timetables - MATLAB Documentation. https://fr.mathworks.com/help/matlab/timetables.html.</text:p>
        <text:p text:style-name="Bibliography_20_1">7.<text:tab/>Combine Date and Time from Separate Variables - MATLAB &amp; Simulink - MathWorks France. https://fr.mathworks.com/help/matlab/matlab_prog/combine-date-and-time-from-separate-variables.html.</text:p>
        <text:p text:style-name="Bibliography_20_1">8.<text:tab/>Wide and narrow data. <text:span text:style-name="T44">Wikipedia</text:span> (2017).</text:p>
        <text:p text:style-name="Bibliography_20_1">9.<text:tab/>Summary Statistics Grouped by Category - MATLAB Documentation. https://fr.mathworks.com/help/stats/summary-statistics-grouped-by-category.html.</text:p>
        <text:p text:style-name="Bibliography_20_1">10.<text:tab/>medfilt1 - 1-D median filtering - Signal Processing Toolbox - MATLAB Documentation. https://fr.mathworks.com/help/signal/ref/medfilt1.html.</text:p>
        <text:p text:style-name="Bibliography_20_1">11.<text:tab/>Retime and Synchronize Timetable Variables Using Different Methods - MATLAB Documentation. https://fr.mathworks.com/help/matlab/matlab_prog/retime-and-synchronize-timetables-using-different-methods.htm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Zilla Slab" svg:font-family="'Zilla Slab'" style:font-adornments="Normal" style:font-pitch="variable"/>
    <style:font-face style:name="Liberation Serif" svg:font-family="'Liberation Serif'"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size-asian="10.5pt"/>
    </style:style>
    <style:style style:name="Heading" style:family="paragraph" style:parent-style-name="Standard" style:next-style-name="Text_20_body" style:class="text" style:master-page-name="">
      <loext:graphic-properties draw:fill="none" draw:fill-color="#99ccff"/>
      <style:paragraph-properties fo:margin-top="0.423cm" fo:margin-bottom="0.212cm" loext:contextual-spacing="false" style:page-number="auto" fo:background-color="transparent" fo:keep-with-next="always"/>
      <style:text-properties fo:color="#333333" style:font-name="Zilla Slab" fo:font-family="'Zilla Slab'" style:font-style-name="Normal"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_20_1" style:display-name="List 1" style:family="paragraph" style:parent-style-name="List" style:class="list" style:master-page-name="">
      <style:paragraph-properties fo:margin-left="0.64cm" fo:margin-right="0.21cm" fo:margin-top="0cm" fo:margin-bottom="0.21cm" loext:contextual-spacing="true" fo:text-indent="-0.64cm" style:auto-text-indent="false" style:page-number="auto">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6d6d6d" fo:font-size="9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729fcf" fo:font-size="18pt" style:font-size-asian="18pt" style:font-size-complex="18pt"/>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style:page-number="auto"/>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Question" style:family="paragraph" style:parent-style-name="Text_20_body">
      <loext:graphic-properties draw:fill="solid" draw:fill-color="#fff5ce"/>
      <style:paragraph-properties fo:margin-left="0cm" fo:margin-right="0cm" fo:margin-top="0cm" fo:margin-bottom="0.21cm" loext:contextual-spacing="false" fo:text-indent="0cm" style:auto-text-indent="false" fo:background-color="#fff5ce" fo:padding-left="0.101cm" fo:padding-right="0.049cm" fo:padding-top="0.049cm" fo:padding-bottom="0.049cm" fo:border-left="0.06pt solid #ea7500" fo:border-right="none" fo:border-top="none" fo:border-bottom="none" style:join-border="false"/>
    </style:style>
    <style:style style:name="Question_20_théorique" style:display-name="Question théorique" style:family="paragraph" style:parent-style-name="Question">
      <loext:graphic-properties draw:fill="solid" draw:fill-color="#ffffff"/>
      <style:paragraph-properties fo:background-color="#ffffff" fo:padding-left="0.101cm" fo:padding-right="0.049cm" fo:padding-top="0.049cm" fo:padding-bottom="0.049cm" fo:border-left="0.06pt solid #3465a4" fo:border-right="none" fo:border-top="none" fo:border-bottom="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666666" fo:language="zxx" fo:country="none"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Inconsolata" fo:font-family="Inconsolata" style:font-style-name="Normal" style:font-pitch="fixed" fo:font-size="12.5pt" fo:font-weight="normal"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keyword" style:family="text" style:parent-style-name="Teletype">
      <style:text-properties fo:background-color="#eeeeee"/>
    </style:style>
    <style:style style:name="Notion_20_importante" style:display-name="Notion importante" style:family="text" style:parent-style-name="Emphasis">
      <style:text-properties fo:background-color="#dee6ef" style:font-weight-asian="normal" style:font-weight-complex="normal" style:text-overline-style="none" style:text-overline-color="#e8f2a1"/>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Question" style:family="graphic" style:parent-style-name="Frame" style:auto-update="true">
      <style:graphic-properties svg:width="16.999cm" style:rel-width="100%" fo:min-height="0.499cm" svg:x="0cm" svg:y="0cm" style:wrap="parallel" style:number-wrapped-paragraphs="no-limit" style:wrap-contour="false" style:vertical-pos="from-top" style:vertical-rel="page-content" style:horizontal-pos="from-left" style:horizontal-rel="page-content" fo:background-color="#fff5ce" style:background-transparency="0%" draw:fill="solid" draw:fill-color="#fff5ce" draw:opacity="100%" fo:padding="0.15cm" fo:border="none" loext:rel-width-rel="paragraph">
        <style:columns fo:column-count="1" fo:column-gap="0cm"/>
      </style:graphic-properties>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text:style-name="Numbering_20_Symbols" style:num-format="1" text:display-levels="6">
        <style:list-level-properties text:min-label-distance="0.381cm"/>
      </text:outline-level-style>
      <text:outline-level-style text:level="7" text:style-name="Numbering_20_Symbols" style:num-format="1" text:display-levels="7">
        <style:list-level-properties text:min-label-distance="0.381cm"/>
      </text:outline-level-style>
      <text:outline-level-style text:level="8" text:style-name="Numbering_20_Symbols" style:num-format="1" text:display-levels="8">
        <style:list-level-properties text:min-label-distance="0.381cm"/>
      </text:outline-level-style>
      <text:outline-level-style text:level="9" text:style-name="Numbering_20_Symbols" style:num-format="1" text:display-levels="9">
        <style:list-level-properties text:min-label-distance="0.381cm"/>
      </text:outline-level-style>
      <text:outline-level-style text:level="10" text:style-name="Numbering_20_Symbols"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74e3cb"/>
    </style:style>
    <style:style style:name="MT2" style:family="text">
      <style:text-properties fo:font-weight="normal" officeooo:rsid="0074e3cb" style:font-weight-asian="normal" style:font-weight-complex="normal"/>
    </style:style>
    <style:style style:name="MT3" style:family="text">
      <style:text-properties fo:font-weight="normal" officeooo:rsid="007c30df" style:font-weight-asian="normal" style:font-weight-complex="normal"/>
    </style:style>
    <style:style style:name="MT4" style:family="text">
      <style:text-properties fo:font-weight="bold" officeooo:rsid="0074e3cb" style:font-weight-asian="bold" style:font-weight-complex="bold"/>
    </style:style>
    <style:style style:name="MT5" style:family="text">
      <style:text-properties officeooo:rsid="00607d3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ierre Haessig <text:span text:style-name="MT1">&amp; Marie-Anne </text:span><text:span text:style-name="MT2">Lef</text:span><text:span text:style-name="MT3">e</text:span><text:span text:style-name="MT2">b</text:span><text:span text:style-name="MT3">v</text:span><text:span text:style-name="MT2">re</text:span><text:span text:style-name="MT4"> </text:span>–<text:span text:style-name="MT5"> octobre 2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Pierre Haessig</meta:initial-creator>
    <meta:creation-date>2008-11-17T12:42:30</meta:creation-date>
    <dc:creator>Pierre Haessig</dc:creator>
    <dc:date>2019-10-29T13:20:42.060368689</dc:date>
    <meta:editing-cycles>497</meta:editing-cycles>
    <meta:editing-duration>PT21H39M42S</meta:editing-duration>
    <meta:printed-by>Pierre Haessig</meta:printed-by>
    <meta:print-date>2018-10-23T11:47:29.365414547</meta:print-date>
    <meta:document-statistic meta:table-count="0" meta:image-count="0" meta:object-count="0" meta:page-count="4" meta:paragraph-count="79" meta:word-count="1307" meta:character-count="8893" meta:non-whitespace-character-count="7659"/>
    <meta:user-defined meta:name="Info 1"/>
    <meta:user-defined meta:name="Info 2"/>
    <meta:user-defined meta:name="Info 3"/>
    <meta:user-defined meta:name="Info 4"/>
    <meta:user-defined meta:name="ZOTERO_PREF_1" meta:value-type="string">&lt;data data-version="3" zotero-version="5.0.76"&gt;&lt;session id="0spJAk9h"/&gt;&lt;style id="http://www.zotero.org/styles/nature" hasBibliography="1" bibliographyStyleHasBeenSet="1"/&gt;&lt;prefs&gt;&lt;pref name="fieldType" value="ReferenceMark"/&gt;&lt;pref name="storeReferences" v</meta:user-defined>
    <meta:user-defined meta:name="ZOTERO_PREF_2" meta:value-type="string">alue="true"/&gt;&lt;pref name="automaticJournalAbbreviations" value="true"/&gt;&lt;/prefs&gt;&lt;/data&gt;</meta:user-defined>
  </office:meta>
</office:document-meta>
</file>